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4.403cm" fo:min-width="9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4.6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41cm" fo:min-width="2.9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507cm" fo:min-width="6.9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style:text-autospace="none"/>
      <style:text-properties fo:color="#000000" loext:opacity="100%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Leds_control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3cm" svg:y1="5.277cm" svg:x2="19.53cm" svg:y2="5.527cm" draw:start-shape="id1" draw:start-glue-point="16" draw:end-shape="id1" draw:end-glue-point="17" svg:d="M19530 527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custom-shape draw:style-name="gr4" draw:text-style-name="P5" draw:layer="layout" svg:width="9.5cm" svg:height="1.153cm" svg:x="8.25cm" svg:y="7.74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9.5cm" svg:height="4.612cm" svg:x="8.25cm" svg:y="8.898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text:p text:style-name="P6"><text:span text:style-name="T3"/></text:p>
            <text:p text:style-name="P6"><text:span text:style-name="T3"/></text:p>
            <text:p text:style-name="P6"><text:span text:style-name="T3">+ led_name</text:span></text:p>
            <text:p text:style-name="P6"><text:span text:style-name="T3">oradio_log: oradio_logging</text:span></text:p>
            <text:p text:style-name="P6"><text:span text:style-name="T3">delay_timer: Timer</text:span></text:p>
            <text:p text:style-name="P6"><text:span text:style-name="T3">blinking_threads: Thread</text:span></text:p>
            <text:p text:style-name="P6"><text:span text:style-name="T3">s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9.5cm" svg:height="3.751cm" svg:x="8.25cm" svg:y="13.5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turn_on_led(led_name:str)</text:span></text:p>
            <text:p text:style-name="P6"><text:span text:style-name="T3">+ turn_off_led(led_name:str)</text:span></text:p>
            <text:p text:style-name="P6"><text:span text:style-name="T3">+ turn_off_all_leds()</text:span></text:p>
            <text:p text:style-name="P6"><text:span text:style-name="T3">+ turn_off_all_leds()</text:span></text:p>
            <text:p text:style-name="P6"><text:span text:style-name="T3">+ get_led_state(led_name:str): bool</text:span></text:p>
            <text:p text:style-name="P8"><text:span text:style-name="T3">+ oneshot_on_led(led_name:str)</text:span></text:p>
            <text:p text:style-name="P6"><text:span text:style-name="T3">+ turn_on_led_with_delay(led_name:str, delay:int)</text:span></text:p>
            <text:p text:style-name="P6"><text:span text:style-name="T3">+ control_blinking_led( led_name:str, cycle_time:int)</text:span></text:p>
            <text:p text:style-name="P6"><text:span text:style-name="T3">- stop_blink(led_name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5" draw:layer="layout" svg:width="7.5cm" svg:height="1.153cm" svg:x="12.4cm" svg:y="1.74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5cm" svg:height="0.599cm" svg:x="12.4cm" svg:y="2.89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19cm" svg:height="15cm" svg:x="1cm" svg:y="6.25cm">
          <text:p/>
          <draw:enhanced-geometry svg:viewBox="0 0 21600 21600" draw:type="rectangle" draw:enhanced-path="M 0 0 L 21600 0 21600 21600 0 21600 0 0 Z N"/>
        </draw:custom-shape>
        <draw:g draw:style-name="gr1" xml:id="id5" draw:id="id5">
          <draw:g draw:style-name="gr10">
            <draw:polygon draw:style-name="gr11" draw:text-style-name="P12" draw:layer="layout" svg:width="6.432cm" svg:height="2.999cm" svg:x="1.864cm" svg:y="1.442cm" svg:viewBox="0 0 6433 3000" draw:points="0,0 4827,0 6433,546 6433,3000 0,3000">
              <text:p text:style-name="P10"><text:span text:style-name="T1">«led_name»</text:span></text:p>
              <text:p text:style-name="P11"><text:span text:style-name="T4">LED_PLAY = "LedPlay</text:span></text:p>
              <text:p text:style-name="P11"><text:span text:style-name="T4">LED_STOP = ”LedStop”</text:span></text:p>
              <text:p text:style-name="P11"><text:span text:style-name="T4">LED_PRESET1 = ”LedPreset1”</text:span></text:p>
              <text:p text:style-name="P11"><text:span text:style-name="T4">LED_PRESET2 = ”LedPreset2”</text:span></text:p>
              <text:p text:style-name="P11"><text:span text:style-name="T4">LED_PRESET3 = ”LedPreset3”</text:span></text:p>
            </draw:polygon>
            <draw:polygon draw:style-name="gr12" draw:text-style-name="P13" draw:layer="layout" svg:width="1.608cm" svg:height="0.545cm" svg:x="6.691cm" svg:y="1.442cm" svg:viewBox="0 0 1609 546" draw:points="0,0 1609,546 0,546">
              <text:p/>
            </draw:polygon>
          </draw:g>
        </draw:g>
        <draw:connector draw:style-name="gr13" draw:text-style-name="P14" draw:layer="layout" svg:x1="17.223cm" svg:y1="17.261cm" svg:x2="15.381cm" svg:y2="22.251cm" draw:start-shape="id2" draw:start-glue-point="10" draw:end-shape="id3" draw:end-glue-point="14" svg:d="M17223 17261v2494h-1842v2496" svg:viewBox="0 0 1843 4991">
          <text:p/>
        </draw:connector>
        <draw:connector draw:style-name="gr14" draw:text-style-name="P15" draw:layer="layout" svg:x1="17.75cm" svg:y1="11.013cm" svg:x2="18.4cm" svg:y2="3.496cm" draw:start-shape="id2" draw:start-glue-point="16" draw:end-shape="id4" draw:end-glue-point="7" svg:d="M17750 11013h650v-7517" svg:viewBox="0 0 651 7518">
          <text:p/>
        </draw:connector>
        <draw:connector draw:style-name="gr15" draw:text-style-name="P15" draw:layer="layout" svg:x1="12.4cm" svg:y1="2.62cm" svg:x2="8.3cm" svg:y2="2.942cm" draw:start-shape="id4" draw:end-shape="id5" draw:end-glue-point="1" svg:d="M12400 2620h-2050v322h-2050" svg:viewBox="0 0 4101 323">
          <text:p/>
        </draw:connector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6" draw:text-style-name="P17" draw:layer="layout" svg:width="6.048cm" svg:height="1.153cm" svg:x="-6.548cm" svg:y="25.66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6"><text:span text:style-name="T2">«utility»</text:span></text:p>
            <text:p text:style-name="P16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9" draw:layer="layout" svg:width="6.048cm" svg:height="0.679cm" svg:x="-6.548cm" svg:y="26.82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8"><text:span text:style-name="T2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14" draw:layer="layout" svg:x1="-1.552cm" svg:y1="22.542cm" svg:x2="-1.71cm" svg:y2="25.668cm" draw:end-shape="id6" draw:end-glue-point="13" svg:d="M-1552 22542v1299h-158v1827" svg:viewBox="0 0 159 3127">
          <text:p/>
        </draw:connector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9" draw:text-style-name="P5" draw:layer="layout" svg:width="3.75cm" svg:height="1.153cm" svg:x="-12.95cm" svg:y="21.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3.75cm" svg:height="0.688cm" svg:x="-12.95cm" svg:y="22.953cm">
            <text:p text:style-name="P6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3.75cm" svg:height="1.387cm" svg:x="-12.95cm" svg:y="23.6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14" draw:layer="layout" svg:x1="8.25cm" svg:y1="10.897cm" svg:x2="-11.907cm" svg:y2="21.801cm" draw:start-shape="id2" draw:start-glue-point="20" draw:end-shape="id7" draw:end-glue-point="5" svg:d="M8250 10897h-20157v10904" svg:viewBox="0 0 20158 10905">
          <text:p/>
        </draw:connector>
        <draw:connector draw:style-name="gr23" draw:text-style-name="P14" draw:layer="layout" svg:x1="8.25cm" svg:y1="9.854cm" svg:x2="-15.904cm" svg:y2="21.851cm" draw:start-shape="id2" draw:start-glue-point="21" draw:end-shape="id8" draw:end-glue-point="5" svg:d="M8250 9854h-24154v11997" svg:viewBox="0 0 24155 11998">
          <text:p/>
        </draw:connector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4" draw:text-style-name="P5" draw:layer="layout" svg:width="3.4cm" svg:height="1.153cm" svg:x="-16.85cm" svg:y="21.8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3.4cm" svg:height="0.95cm" svg:x="-16.85cm" svg:y="23.003cm">
            <text:p text:style-name="P6"><text:span text:style-name="T3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3.4cm" svg:height="1.781cm" svg:x="-16.85cm" svg:y="23.95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join()</text:span></text:p>
            <text:p text:style-name="P6"><text:span text:style-name="T3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7" draw:text-style-name="P5" draw:layer="layout" svg:width="3.75cm" svg:height="1.153cm" svg:x="-8.7cm" svg:y="21.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7" draw:layer="layout" svg:width="3.75cm" svg:height="0.688cm" svg:x="-8.7cm" svg:y="22.903cm">
            <text:p text:style-name="P6"><text:span text:style-name="T3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7" draw:layer="layout" svg:width="3.75cm" svg:height="1.781cm" svg:x="-8.7cm" svg:y="23.5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is_set()</text:span></text:p>
            <text:p text:style-name="P6"><text:span text:style-name="T3">+ set()</text:span></text:p>
            <text:p text:style-name="P6"><text:span text:style-name="T3">+ clearl()</text:span></text:p>
            <text:p text:style-name="P6"><text:span text:style-name="T3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0" draw:text-style-name="P17" draw:layer="layout" svg:width="5.25cm" svg:height="0.679cm" svg:x="25.25cm" svg:y="5.71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6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1" draw:layer="layout" svg:width="5.25cm" svg:height="1.255cm" svg:x="25.25cm" svg:y="6.394cm">
            <text:p text:style-name="P20"><text:span text:style-name="T2">&lt;&lt;utility&gt;&gt;</text:span></text:p>
            <text:p text:style-name="P18"><text:span text:style-name="T2">oradio_log: Safe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9" draw:layer="layout" svg:width="5.25cm" svg:height="2.101cm" svg:x="25.25cm" svg:y="7.64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8"><text:span text:style-name="T2">+ debug(msg:str)</text:span></text:p>
            <text:p text:style-name="P18"><text:span text:style-name="T2">+ info(msg:str)</text:span></text:p>
            <text:p text:style-name="P18"><text:span text:style-name="T2">+ error(msg:str)</text:span></text:p>
            <text:p text:style-name="P18"><text:span text:style-name="T2">+ warning(msg:st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3" draw:text-style-name="P17" draw:layer="layout" svg:width="5.048cm" svg:height="1.153cm" svg:x="-8.5cm" svg:y="15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6"><text:span text:style-name="T2">«utility»</text:span></text:p>
            <text:p text:style-name="P16"><text:span text:style-name="T2">oradio_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9" draw:layer="layout" svg:width="5.048cm" svg:height="0.679cm" svg:x="-8.5cm" svg:y="16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8"><text:span text:style-name="T2">+ save_put(queue, ms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glue-point draw:id="22" svg:x="5.036cm" svg:y="-2.266cm"/>
          <draw:glue-point draw:id="23" svg:x="5.036cm" svg:y="-1.049cm"/>
          <draw:glue-point draw:id="24" svg:x="5.036cm" svg:y="-2.266cm"/>
          <draw:custom-shape draw:style-name="gr35" draw:text-style-name="P5" draw:layer="layout" svg:width="7.45cm" svg:height="1.153cm" svg:x="10cm" svg:y="22.2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singleton&gt;&gt;</text:span></text:p>
            <text:p text:style-name="P4"><text:span text:style-name="T2">GPIO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7.45cm" svg:height="1.716cm" svg:x="10cm" svg:y="23.403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7" draw:layer="layout" svg:width="7.45cm" svg:height="1.781cm" svg:x="10cm" svg:y="25.11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e(led_name:str)</text:span></text:p>
            <text:p text:style-name="P6"><text:span text:style-name="T3">+ GPIO_cleanup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8" draw:text-style-name="P22" draw:layer="layout" svg:width="2.75cm" svg:height="0.75cm" svg:x="15.75cm" svg:y="19.75cm">
          <draw:text-box>
            <text:p><text:span text:style-name="T5">&lt;&lt;uses&gt;&gt;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5:08:38.433065600</meta:creation-date>
    <meta:editing-duration>PT2H52M26S</meta:editing-duration>
    <meta:editing-cycles>25</meta:editing-cycles>
    <meta:generator>LibreOffice/24.2.7.2$Linux_X86_64 LibreOffice_project/420$Build-2</meta:generator>
    <dc:date>2026-02-20T18:01:24.016681018</dc:date>
    <meta:document-statistic meta:object-count="48"/>
  </office:meta>
</office:document-meta>
</file>